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Heading_20_2">
      <style:text-properties fo:language="nl" fo:country="NL"/>
    </style:style>
    <style:style style:name="T1" style:family="text" style:parent-style-name="Source_20_Text">
      <style:text-properties fo:language="nl" fo:country="NL" style:font-size-complex="11pt"/>
    </style:style>
    <style:style style:name="T2" style:family="text" style:parent-style-name="Source_20_Text">
      <style:text-properties style:font-name="Arial" fo:language="nl" fo:country="NL"/>
    </style:style>
    <style:style style:name="T3" style:family="text" style:parent-style-name="Source_20_Text">
      <style:text-properties style:font-name="Arial" fo:language="nl" fo:country="NL" fo:font-style="italic" style:font-style-asian="italic" style:font-style-complex="italic"/>
    </style:style>
    <style:style style:name="T4" style:family="text" style:parent-style-name="Source_20_Text">
      <style:text-properties fo:language="nl" fo:country="NL"/>
    </style:style>
    <style:style style:name="T5" style:family="text" style:parent-style-name="Source_20_Text">
      <style:text-properties style:font-size-complex="11pt"/>
    </style:style>
    <style:style style:name="T6" style:family="text" style:parent-style-name="Source_20_Text">
      <style:text-properties style:font-name="Arial" fo:font-size="14pt" style:font-size-asian="14pt" style:font-size-complex="14pt"/>
    </style:style>
    <style:style style:name="T7" style:family="text">
      <style:text-properties fo:language="nl" fo:country="NL"/>
    </style:style>
    <style:style style:name="T8" style:family="text" style:parent-style-name="Internet_20_link">
      <style:text-properties style:font-name="Arial" fo:language="nl" fo:country="NL"/>
    </style:style>
    <style:style style:name="T9" style:family="text" style:parent-style-name="Internet_20_link">
      <style:text-properties style:font-name="Courier New2" fo:language="nl" fo:country="NL"/>
    </style:style>
    <style:style style:name="T10" style:family="text" style:parent-style-name="Source_20_Text">
      <style:text-properties style:font-name="Arial" fo:language="nl" fo:country="NL" fo:font-weight="bold" style:font-weight-asian="bold" style:font-weight-complex="bold"/>
    </style:style>
    <style:style style:name="T11" style:family="text" style:parent-style-name="Source_20_Text">
      <style:text-properties style:font-name="Arial" fo:font-size="14pt" fo:font-weight="bold" style:font-size-asian="14pt" style:font-weight-asian="bold" style:font-size-complex="14pt" style:font-weight-complex="bold"/>
    </style:style>
    <style:style style:name="T12" style:family="text" style:parent-style-name="Source_20_Text">
      <style:text-properties style:font-name="Arial" fo:language="nl" fo:country="NL" fo:font-weight="normal" style:font-weight-asian="normal" style:font-weight-complex="normal"/>
    </style:style>
    <style:style style:name="T13" style:family="text" style:parent-style-name="Source_20_Text">
      <style:text-properties style:font-name="Courier New1" fo:language="nl" fo:country="NL" fo:font-weight="normal" style:font-weight-asian="normal" style:font-weight-complex="normal"/>
    </style:style>
    <style:style style:name="T14" style:family="text" style:parent-style-name="Internet_20_link">
      <style:text-properties style:font-name="Arial" fo:language="nl" fo:country="NL" fo:font-weight="normal" style:font-weight-asian="normal" style:font-weight-complex="normal"/>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avanceerd gebruik</text:h>
      <text:p text:style-name="P1">Dit hoofdstuk bevat een aantal details voor de meer ervaren gebruikers.</text:p>
      <text:h text:style-name="P2" text:outline-level="2" text:is-list-header="true">ClamWin's standaard configuratie aanpassen</text:h>
      <text:p text:style-name="P1">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1">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2" text:outline-level="2" text:is-list-header="true">Een Virus Scan uitvoeren vanaf de Command Line</text:h>
      <text:p text:style-name="P1">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T1">clamscan.exe --help</text:span></text:p>
      <text:p text:style-name="Text_20_body"><text:span text:style-name="T2">De database locatie </text:span><text:span text:style-name="T3">moet</text:span><text:span text:style-name="T2"> gespecifiëerd worden door gebruik te maken van de parameter --</text:span><text:span text:style-name="T4">database=FILE/DIR</text:span><text:span text:style-name="T2">. <text:s/>Bij een standaard installatie is het commando om de volledige C: partitie te scannen bijvoorbeeld :</text:span></text:p>
      <text:p text:style-name="Monospace"><text:span text:style-name="T5">clamscan.exe --database="C:\Program Files\ClamWin\db" --recursive C:\</text:span></text:p>
      <text:p text:style-name="Text_20_body"><text:span text:style-name="T2">Merk op dat u best de parameter </text:span><text:span text:style-name="T4">--recursive</text:span><text:span text:style-name="T2"> gebruikt om zeker te zijn dat de sub-mappen ook worden gescand.</text:span></text:p>
      <text:p text:style-name="Text_20_body"><text:span text:style-name="T2">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p>
      <text:h text:style-name="Heading_20_2" text:outline-level="2"><text:span text:style-name="T6">De Virus Database vernieuwen vanaf de command line</text:span></text:h>
      <text:p text:style-name="Text_20_body"><text:span text:style-name="T7">ClamWin gebruikt het programma </text:span><text:span text:style-name="T4">freshclam.exe</text:span><text:span text:style-name="T7"> om de virus database te vernieuwen. <text:s/>Net als het scanprogramma </text:span><text:span text:style-name="T4">clamscan.exe</text:span><text:span text:style-name="T7"> kan ook freshclam uitgevoerd worden vanaf de command line, vanaf batch bestanden, enzovoort. <text:s/></text:span></text:p>
      <text:p text:style-name="P1">Om een volledige lijst van de parameters te bekijken navigeert u naar de map met de programmabestanden ("C:\Program Files\ClamWin\bin" bij een standaard installatie) en voert u het volgende commando uit :</text:p>
      <text:p text:style-name="Monospace"><text:span text:style-name="T1">freshclam.exe --help</text:span></text:p>
      <text:p text:style-name="Text_20_body"><text:span text:style-name="T2">Zowel de map met de database als de plaats van het configuratie bestand </text:span><text:span text:style-name="T3">moeten</text:span><text:span text:style-name="T2"> gespecifiëerd worden. <text:s/>ClamWin genereert een freshclam configuratie bestand enkel op het moment dat dit nodig is, dus u zal uw eigen bestand moeten samenstellen. <text:s/>Dit configuratiebestand is een tekstbestand. <text:s/>Bekijk de </text:span><text:a xlink:type="simple" xlink:href="http://www.clamav.net/doc/" office:target-frame-name="_blank" xlink:show="new"><text:span text:style-name="T8">ClamAV documentatie</text:span></text:a><text:span text:style-name="T2"> voor de volledige details van de mogelijke instellingen. Een eenvoudig freshclam configuratiebestand zou de volgende regels bevatten (lijnen die met # beginnen zijn commentaar) :</text:span></text:p>
      <text:p text:style-name="Monospace"><text:span text:style-name="T5"># URL of server where database updates are to be downloaded from<text:line-break/># If this option is given multiple times, each will be tried in<text:line-break/># the order given until an update is successfully downloaded</text:span></text:p>
      <text:p text:style-name="Monospace"><text:span text:style-name="T5">DatabaseMirror database.clamav.net</text:span></text:p>
      <text:p text:style-name="Monospace"><text:span text:style-name="T5"># Number of times to try each mirror before moving to the next one</text:span></text:p>
      <text:p text:style-name="Monospace"><text:span text:style-name="T1">MaxAttempts 3</text:span></text:p>
      <text:p text:style-name="P1"/>
      <text:p text:style-name="Text_20_body"><text:span text:style-name="T2">Wanneer u éénmaal een configuratie bestand hebt aangemaakt kunt u <text:s/>freshclam uitvoeren met een opdracht zoals de volgende :</text:span></text:p>
      <text:p text:style-name="Monospace"><text:span text:style-name="T5">freshclam --datadir="C:\Documents and Settings\All Users\.clamwin\db" --config-file="C:\Program Files\ClamWin\bin\freshclam.conf"</text:span></text:p>
      <text:h text:style-name="Heading_20_2" text:outline-level="2" text:is-list-header="true"><text:span text:style-name="T6">Updates afhalen van een lokale server</text:span></text:h>
      <text:p text:style-name="Text_20_body"><text:span text:style-name="T2">Wanneer u ClamWin heeft geïnstalleerd op meerdere computers in uw netwerk, kan het wenselijk zijn de updates maar op één PC te laten downloaden van het internet, en de andere PC's de updates over het netwerk van daar op te halen. <text:s/>Dit kan op drie manieren gebeuren.</text:span></text:p>
      <text:p text:style-name="Text_20_body"><text:span text:style-name="T2">De eerste (en meest aangewezen) manier maakt gebruik van een web server. <text:s/>Op deze web server moet de bestanden main.cvd en daily.cvd in de web root map te vinden zijn. <text:s/>Het moet mogelijk zijn de bestanden te downloaden naar de andere PC's door in een web browser de adressen </text:span><text:a xlink:type="simple" xlink:href="http://YOURSERVERNAME/main.cvd"><text:span text:style-name="T9">http://YOURSERVERNAME/main.cvd</text:span></text:a><text:span text:style-name="T4"> </text:span><text:span text:style-name="T2">en </text:span><text:a xlink:type="simple" xlink:href="http://YOURSERVERNAME/daily.cvd"><text:span text:style-name="T9">http://YOURSERVERNAME/daily.cvd</text:span></text:a><text:span text:style-name="T4"> in te geven.</text:span></text:p>
      <text:p text:style-name="Text_20_body"><text:span text:style-name="T2">In de configuratie pagina </text:span><text:span text:style-name="T10">Internet Updates</text:span><text:span text:style-name="T2"> stelt u het IP adres of de domeinnaam van de web server in in het ingaveveld </text:span><text:span text:style-name="T10">Download Site</text:span><text:span text:style-name="T2">. <text:s/>Vul hier niets anders in dan het IP adres of de domein naam (dit wil zeggen </text:span><text:span text:style-name="T4">192.168.1.1</text:span><text:span text:style-name="T2"> is correct, </text:span><text:span text:style-name="T4">http://192.168.1.1/</text:span><text:span text:style-name="T2"> is fout). ClamWin zal dan toegang zoeken tot deze lokale web server om de updates op te halen in de plaats van een Internet server.</text:span></text:p>
      <text:p text:style-name="Text_20_body"><text:span text:style-name="T2">De tweede manier is via een batch bestand of iets dergelijks de bestanden main.cvd en daily.cvd van de server naar de relevante locaties op de clients te copiëren en daarbij de bestaande versies te overschrijven. <text:s/>Via de Windows Takenplanner kunt u dit batch bestand dan zo vaak als nodig uitvoeren. <text:s/>Schakel in dit geval de optie </text:span><text:span text:style-name="T10">Automatische Virus Database Updates inschakelen</text:span><text:span text:style-name="T2"> van ClamWin uit, zodat de Internet server niet wordt gecontacteerd voor updates.</text:span></text:p>
      <text:p text:style-name="Text_20_body"><text:span text:style-name="T2">Tenslotte kunt u ook via de instelling Virus Database Folder voor alle ClamWin installaties naar een gedeelde map in het netwerk verwijzen (bijvoorbeeld \\SERVER-NAME\SHARED-DRIVE\db). Let wel op : in dit geval moet maar één installatie van ClamWin (best die op de server) ingesteld worden om automatische updates op te halen.</text:span></text:p>
      <text:h text:style-name="Heading_20_2" text:outline-level="2"><text:span text:style-name="T11">Handmatig bijwerken van de Virus Database</text:span></text:h>
      <text:p text:style-name="Text_20_body"><text:span text:style-name="T12">Als u de virus database handmatig wil updaten, moet u de virus database files </text:span><text:span text:style-name="Source_20_Text"><text:span text:style-name="T13">main.cvd</text:span></text:span><text:span text:style-name="Source_20_Text"><text:span text:style-name="T12"> en </text:span></text:span><text:span text:style-name="Source_20_Text"><text:span text:style-name="T13">daily.cvd</text:span></text:span><text:span text:style-name="Source_20_Text"><text:span text:style-name="T12"> downloaden en copiëren naar ClamWin's virus database map, waarbij u de bestaande bestanden overschrijft. <text:s/>De virus database files kunnen gedownload worden vanaf ClamAV's homepage op </text:span></text:span><text:a xlink:type="simple" xlink:href="http://www.clamav.net/"><text:span text:style-name="Source_20_Text"><text:span text:style-name="T14">www.clamav.ne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paragraph-properties fo:margin-top="0cm" fo:margin-bottom="0cm"/>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fo:font-size="11pt" style:font-name-asian="Courier New1" style:font-name-complex="Courier New1"/>
    </style:style>
    <style:style style:name="Teletype" style:family="text">
      <style:text-properties style:font-name="Courier New1" style:font-name-asian="Courier New1" style:font-name-complex="Courier New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06T20:09:38</dc:date>
    <dc:language>en-GB</dc:language>
    <meta:editing-cycles>35</meta:editing-cycles>
    <meta:editing-duration>PT3H6M37S</meta:editing-duration>
    <meta:user-defined meta:name="Info 1"/>
    <meta:user-defined meta:name="Info 2"/>
    <meta:user-defined meta:name="Info 3"/>
    <meta:user-defined meta:name="Info 4"/>
    <meta:document-statistic meta:table-count="0" meta:image-count="0" meta:object-count="0" meta:page-count="2" meta:paragraph-count="31" meta:word-count="860" meta:character-count="5456"/>
  </office:meta>
</office:document-meta>
</file>